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8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row table:style-name="ro1">
          <table:table-cell office:value-type="string">
            <text:p>Bug</text:p>
          </table:table-cell>
          <table:table-cell table:style-name="Default" office:value-type="string">
            <text:p>Solution</text:p>
          </table:table-cell>
        </table:table-row>
        <table:table-row table:style-name="ro2">
          <table:table-cell office:value-type="string">
            <text:p>Cannot go from bridge to ledge</text:p>
          </table:table-cell>
          <table:table-cell table:style-name="ce1" office:value-type="string">
            <text:p>Have a separate raycastheight and raycastdepth</text:p>
            <text:p>Currently the depth is calculated at runtime and always ends just below shoulder</text:p>
          </table:table-cell>
        </table:table-row>
        <table:table-row table:style-name="ro1">
          <table:table-cell office:value-type="string">
            <text:p>When going from ledge to bridge, the rotation is messed up</text:p>
          </table:table-cell>
          <table:table-cell office:value-type="string">
            <text:p>Was probably caused by non convex bridge mesh</text:p>
          </table:table-cell>
        </table:table-row>
        <table:table-row table:style-name="ro1">
          <table:table-cell office:value-type="string">
            <text:p>Bridge shading is messed up</text:p>
          </table:table-cell>
          <table:table-cell/>
        </table:table-row>
        <table:table-row table:style-name="ro2">
          <table:table-cell office:value-type="string">
            <text:p>Upward leap distance too high, Horizontal distance between ledges when a ledge is skipped, is too high</text:p>
            <text:p>Have a different max leapdistance for horizontal and vertical leaps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ce3"/>
        <table:table-column table:style-name="co2" table:default-cell-style-name="Default"/>
        <table:table-row table:style-name="ro2">
          <table:table-cell office:value-type="string">
            <text:p>Jumping from below the leftmost corner of the lower ledge is now allowing to climb/hang the ledge</text:p>
          </table:table-cell>
          <table:table-cell office:value-type="string">
            <text:p>Fixed, both issue were caused because capsule cast happened too close to ledge and failed saying that there are overlapping colliders</text:p>
          </table:table-cell>
        </table:table-row>
        <table:table-row table:style-name="ro3">
          <table:table-cell office:value-type="string">
            <text:p>Moving to left from right, on the lower ledge is not working after a certain point</text:p>
            <text:p>The overlapsphere says that the pivot is colliding with the ledge itself! Does it use some kind of minimum radius which overrides the 0.01 that we are giving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/12/2018</text:date>, <text:time>22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</meta:initial-creator>
    <meta:creation-date>2018-10-16T19:26:07.06</meta:creation-date>
    <dc:date>2018-12-06T22:31:25.36</dc:date>
    <dc:creator>Joshva Gnanaraj</dc:creator>
    <meta:editing-duration>PT1H30M21S</meta:editing-duration>
    <meta:editing-cycles>11</meta:editing-cycles>
    <meta:generator>OpenOffice/4.1.5$Win32 OpenOffice.org_project/415m1$Build-9789</meta:generator>
    <meta:document-statistic meta:table-count="3" meta:cell-count="11" meta:object-count="0"/>
  </office:meta>
</office:document-meta>
</file>